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ac0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6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fo:color="#333333"/>
    </style:style>
    <style:style style:name="T10" style:family="text">
      <style:text-properties fo:color="#333333" officeooo:rsid="41d0b885"/>
    </style:style>
    <style:style style:name="T11" style:family="text">
      <style:text-properties fo:color="#333333" officeooo:rsid="376c64b1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376c64b1"/>
    </style:style>
    <style:style style:name="T26" style:family="text">
      <style:text-properties fo:color="#010101" style:font-name="標楷體1" fo:font-size="10pt" style:font-name-asian="標楷體1" style:font-size-asian="10pt" style:font-size-complex="10pt"/>
    </style:style>
    <style:style style:name="T27" style:family="text">
      <style:text-properties officeooo:rsid="430a33b5"/>
    </style:style>
    <style:style style:name="T28" style:family="text">
      <style:text-properties officeooo:rsid="43178f2b"/>
    </style:style>
    <style:style style:name="T29" style:family="text">
      <style:text-properties officeooo:rsid="434f0ca2"/>
    </style:style>
    <style:style style:name="T30" style:family="text">
      <style:text-properties style:font-name="標楷體" officeooo:rsid="436c5bf1" style:font-name-asian="標楷體" style:font-name-complex="標楷體"/>
    </style:style>
    <style:style style:name="T31" style:family="text">
      <style:text-properties officeooo:rsid="43c2f8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9286568" text:style-name="L1">
        <text:list-item>
          <text:p text:style-name="P1"><text:bookmark-start text:name="問題"/>問題<text:bookmark-end text:name="問題"/></text:p>
          <text:list>
            <text:list-item>
              <text:p text:style-name="P15">問題<text:span text:style-name="T4">的 分類</text:span>。</text:p>
              <text:list>
                <text:list-item>
                  <text:p text:style-name="P16"><text:span text:style-name="T13">數量型</text:span>問題。</text:p>
                </text:list-item>
                <text:list-item>
                  <text:p text:style-name="P16">社會型問題。</text:p>
                </text:list-item>
                <text:list-item>
                  <text:p text:style-name="P16"><text:span text:style-name="T29">全體型</text:span>問題。</text:p>
                </text:list-item>
                <text:list-item>
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0">問題 不一定是 問題。</text:p>
              <text:list>
                <text:list-item>
                  <text:p text:style-name="P2"><text:span text:style-name="T9">明顯例子，（第一個個體 認定的）</text:span>問題<text:span text:style-name="T9">，（第二個個體、第三個個體 認定）</text:span>不是 問題。</text:p>
                  <text:list>
                    <text:list-item>
                      <text:p text:style-name="P21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0">，鳥、昆蟲 </text:span><text:span text:style-name="T14">是 問題</text:span><text:span text:style-name="T10">、有害的存在、有害的個體</text:span><text:span text:style-name="T14">。</text:span></text:p>
                          <text:list>
                            <text:list-item>
                              <text:p text:style-name="P22"><text:span text:style-name="T14">有害的存在 是 直接型有害 農田的 存在</text:span>。</text:p>
                            </text:list-item>
                            <text:list-item>
                              <text:p text:style-name="P22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3">對於 第一個個體 來說，鳥、昆蟲 <text:span text:style-name="T14">有機率</text:span>是 問題。</text:p>
                        </text:list-item>
                        <text:list-item>
                          <text:p text:style-name="P23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4">假定，第二個個體 養魚。</text:p>
                      <text:list>
                        <text:list-item>
                          <text:p text:style-name="P3">第二個個體 有機率認定<text:span text:style-name="T9">，鳥、昆蟲 </text:span>不是 問題<text:span text:style-name="T10">、功能</text:span>。</text:p>
                        </text:list-item>
                        <text:list-item>
                          <text:p text:style-name="P23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3">假定，第三個個體 開 動物園、昆蟲館、大自然旅館。</text:p>
                      <text:list>
                        <text:list-item>
                          <text:p text:style-name="P4">第三個個體 有機率認定<text:span text:style-name="T9">，鳥、昆蟲 </text:span>是 功能<text:span text:style-name="T9">、有益的存在、有益的個體</text:span>。</text:p>
                        </text:list-item>
                        <text:list-item>
                          <text:p text:style-name="P23">對於 第三個個體 來說，鳥、昆蟲 <text:span text:style-name="T14">有機率</text:span>是 功能。</text:p>
                        </text:list-item>
                        <text:list-item>
                          <text:p text:style-name="P23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5">假定，第四個個體 種花、開果園、種蘋果樹。</text:p>
                      <text:list>
                        <text:list-item>
                          <text:p text:style-name="P5">第四個個體 有機率認定<text:span text:style-name="T9">，鳥、昆蟲（</text:span>同時<text:span text:style-name="T9">）</text:span>是 問題、功能。</text:p>
                        </text:list-item>
                        <text:list-item>
                          <text:p text:style-name="P26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6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明顯例子。</text:p>
                  <text:list>
                    <text:list-item>
                      <text:p text:style-name="P28">假定，第一個個體 存在、變化。</text:p>
                      <text:list>
                        <text:list-item>
                          <text:p text:style-name="P29">假定，第一個個體 認定 某一特定 特徵、存在、變化、思想、決策、行動 是 問題。</text:p>
                          <text:list>
                            <text:list-item>
                              <text:p text:style-name="P30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1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1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7">適當的 減少 有害的存在 有機率變成 有益的存在。</text:p>
                              <text:list>
                                <text:list-item>
                                  <text:p text:style-name="P27">明顯例子，醫藥用嗎啡。</text:p>
                                  <text:list>
                                    <text:list-item>
                                      <text:p text:style-name="P27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二個個體 存在、變化。</text:p>
                      <text:list>
                        <text:list-item>
                          <text:p text:style-name="P29">假定，第二個個體 認定 某一特定 特徵、存在、變化、思想 不是 問題、功能。</text:p>
                        </text:list-item>
                        <text:list-item>
                          <text:p text:style-name="P33">對於 第二個個體 來說，該個體 不是 問題、功能。</text:p>
                          <text:list>
                            <text:list-item>
                              <text:p text:style-name="P72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三個個體 存在、變化。</text:p>
                      <text:list>
                        <text:list-item>
                          <text:p text:style-name="P34">假定，第三個個體 認定 某一特定 特徵、存在、變化、思想、決策、行動 是 功能。</text:p>
                          <text:list>
                            <text:list-item>
                              <text:p text:style-name="P3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5">對於 第三個個體 來說，該個體 是 功能、有益的存在、有益的個體。</text:p>
                          <text:list>
                            <text:list-item>
                              <text:p text:style-name="P73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5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6">過少的 增加 有益的存在 有機率變成 有害的存在。</text:p>
                              <text:list>
                                <text:list-item>
                                  <text:p text:style-name="P36">明顯例子，脫水。</text:p>
                                  <text:list>
                                    <text:list-item>
                                      <text:p text:style-name="P37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過多的 增加 有益的存在 有機率變成 有害的存在。</text:p>
                              <text:list>
                                <text:list-item>
                                  <text:p text:style-name="P3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第四個個體 存在、變化。</text:p>
                      <text:list>
                        <text:list-item>
                          <text:p text:style-name="P38">假定，第三個個體 認定 某一特定 特徵、存在、變化、思想（同時）是 問題、功能。</text:p>
                        </text:list-item>
                        <text:list-item>
                          <text:p text:style-name="P38">對於 第四個個體 來說，該個體（同時）是 問題、功能。</text:p>
                        </text:list-item>
                        <text:list-item>
                          <text:p text:style-name="P38">第四個個體 做出 某一特定 思想、決策、行動→平衡 該存在→解決問題、提升功能。</text:p>
                          <text:list>
                            <text:list-item>
                              <text:p text:style-name="P38">平衡 該存在 的 明顯例子，增加、減少、控制 該存在的 大小、數量、形狀。</text:p>
                            </text:list-item>
                            <text:list-item>
                              <text:p text:style-name="P3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5">知道、認定 有機率 不同</text:span><text:span text:style-name="T11">、不協調、不自洽</text:span>。</text:p>
              <text:list>
                <text:list-item>
                  <text:p text:style-name="P74">明顯例子，指鹿為馬。</text:p>
                  <text:list>
                    <text:list-item>
                      <text:p text:style-name="P39"><text:span text:style-name="T25">假定，某一特定個體 知道</text:span>，鹿 是 鹿。</text:p>
                    </text:list-item>
                    <text:list-item>
                      <text:p text:style-name="P40"><text:span text:style-name="T25">假定，該個體（真心、心裡、意識、被教育、被催眠）認定</text:span>，鹿 是 馬。</text:p>
                    </text:list-item>
                    <text:list-item>
                      <text:p text:style-name="P41"><text:span text:style-name="T25">該個體，知道、認定 不同、不協調、不自洽</text:span>。</text:p>
                      <text:list>
                        <text:list-item>
                          <text:p text:style-name="P42"><text:span text:style-name="T25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25">明顯例子，畫、照片、</text:span><text:span text:style-name="T6">2維平面的3D寫實</text:span><text:span text:style-name="T25">畫。</text:span></text:p>
                  <text:list>
                    <text:list-item>
                      <text:p text:style-name="P43"><text:span text:style-name="T25">假定，某一特定個體 知道</text:span>，畫 是 <text:span text:style-name="T6">2維畫面</text:span>。</text:p>
                    </text:list-item>
                    <text:list-item>
                      <text:p text:style-name="P44"><text:span text:style-name="T25">假定，該個體</text:span> <text:span text:style-name="T25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2"><text:span text:style-name="T25">該個體，知道、認定 不同、不協調、不自洽</text:span>。</text:p>
                      <text:list>
                        <text:list-item>
                          <text:p text:style-name="P75">抽象例子，正常現象。</text:p>
                          <text:list>
                            <text:list-item>
                              <text:p text:style-name="P45"><text:span text:style-name="T25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失溫。</text:p>
                  <text:list>
                    <text:list-item>
                      <text:p text:style-name="P46"><text:span text:style-name="T25">假定，某一特定個體 知道</text:span>，<text:span text:style-name="T6">身體溫度</text:span><text:span text:style-name="T25"> </text:span><text:span text:style-name="T6">過低、變低</text:span>。</text:p>
                      <text:list>
                        <text:list-item>
                          <text:p text:style-name="P46">該個體 知道，外在環境的溫度 低於 身體的溫度。</text:p>
                        </text:list-item>
                      </text:list>
                    </text:list-item>
                    <text:list-item>
                      <text:p text:style-name="P46"><text:span text:style-name="T25">假定，該個體</text:span> <text:span text:style-name="T25">認定</text:span>，<text:span text:style-name="T6">身體</text:span><text:span text:style-name="T25"> </text:span><text:span text:style-name="T6">很熱、要脫掉衣物</text:span>。</text:p>
                    </text:list-item>
                    <text:list-item>
                      <text:p text:style-name="P45"><text:span text:style-name="T25">該個體，知道、認定 不同、不協調、不自洽</text:span>。</text:p>
                      <text:list>
                        <text:list-item>
                          <text:p text:style-name="P77">抽象例子，正常的生理反應。</text:p>
                          <text:list>
                            <text:list-item>
                              <text:p text:style-name="P47"><text:span text:style-name="T25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奴隸制。</text:p>
                  <text:list>
                    <text:list-item>
                      <text:p text:style-name="P47"><text:span text:style-name="T25">假定，某一特定個體 知道</text:span>，（人類）奴隸 是 人。</text:p>
                    </text:list-item>
                    <text:list-item>
                      <text:p text:style-name="P48"><text:span text:style-name="T25">假定，該個體（真心、心裡、意識、被教育、被催眠）認定</text:span>，（人類）奴隸 不是 人。</text:p>
                      <text:list>
                        <text:list-item>
                          <text:p text:style-name="P49"><text:span text:style-name="T25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7"><text:span text:style-name="T25">該個體，知道、認定 不同、不協調、不自洽</text:span>。</text:p>
                      <text:list>
                        <text:list-item>
                          <text:p text:style-name="P47"><text:span text:style-name="T25">抽象例子，（</text:span>奴隸制國家 的）常識、共識。</text:p>
                          <text:list>
                            <text:list-item>
                              <text:p text:style-name="P50">奴隸制國家 的 常識、共識<text:span text:style-name="T25">，被視為（</text:span>奴隸制國家 的）<text:span text:style-name="T25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肉雞制。</text:p>
                  <text:list>
                    <text:list-item>
                      <text:p text:style-name="P50"><text:span text:style-name="T25">假定，某一特定個體 知道</text:span>，（動物）肉雞 是 動物。</text:p>
                    </text:list-item>
                    <text:list-item>
                      <text:p text:style-name="P51"><text:span text:style-name="T25">假定，該個體（真心、心裡、意識、被教育）認定</text:span>，（動物）肉雞 不是 活生生的雞。</text:p>
                      <text:list>
                        <text:list-item>
                          <text:p text:style-name="P52"><text:span text:style-name="T25">假定，該個體（真心、心裡、意識、被教育、被催眠）認定</text:span>，（動物）肉雞 是 食物。</text:p>
                          <text:list>
                            <text:list-item>
                              <text:p text:style-name="P52">該個體 有機率不讓，肉雞 生活、享受、快樂、運動、肌肉、像動物一樣的活著。</text:p>
                            </text:list-item>
                            <text:list-item>
                              <text:p text:style-name="P53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5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0">認定的 分類。</text:p>
              <text:list>
                <text:list-item>
                  <text:p text:style-name="P50">常認定。</text:p>
                </text:list-item>
                <text:list-item>
                  <text:p text:style-name="P50">共認定。</text:p>
                </text:list-item>
                <text:list-item>
                  <text:p text:style-name="P50">群認定。</text:p>
                  <text:list>
                    <text:list-item>
                      <text:p text:style-name="P50">數量型認定。</text:p>
                    </text:list-item>
                    <text:list-item>
                      <text:p text:style-name="P50">社會型認定。</text:p>
                    </text:list-item>
                    <text:list-item>
                      <text:p text:style-name="P54"><text:span text:style-name="T13">全體</text:span>型認定。</text:p>
                    </text:list-item>
                    <text:list-item>
    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5">認定 <text:span text:style-name="T22">↔</text:span><text:span text:style-name="T27">（行動的）目標</text:span>。</text:p>
                </text:list-item>
                <text:list-item>
                  <text:p text:style-name="P56">知道 <text:span text:style-name="T22">↔</text:span><text:span text:style-name="T27">（行動 當中、之後 產生的）結果</text:span>。</text:p>
                </text:list-item>
                <text:list-item>
                  <text:p text:style-name="P57">明顯例子，假定，第一個個體 坐在 椅子 上。</text:p>
                  <text:list>
                    <text:list-item>
                      <text:p text:style-name="P57">假定，第二個個體 要阻止 第一個個體 站起來。</text:p>
                    </text:list-item>
                    <text:list-item>
                      <text:p text:style-name="P55">第二個個體 有機率使用雙手 壓住 第一個個體的 肩膀。</text:p>
                      <text:list>
                        <text:list-item>
                          <text:p text:style-name="P55">第一個個體 有機率（反而）想站起來、做出站起來的動作。</text:p>
                          <text:list>
                            <text:list-item>
                              <text:p text:style-name="P55">即便 第一個個體（原本、原先、一開始就）沒有 想要站起來。</text:p>
                            </text:list-item>
                            <text:list-item>
                              <text:p text:style-name="P58">第二個個體 行動的 目標、結果 不同。</text:p>
                            </text:list-item>
                            <text:list-item>
                              <text:p text:style-name="P58">第二個個體 有 目標、結果 失調的 現象。</text:p>
                              <text:list>
                                <text:list-item>
                                  <text:p text:style-name="P59">行動失調、目結失調 <text:span text:style-name="T23">↔</text:span><text:span text:style-name="T28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二個個體 有機率阻止，第一個個體 站起來。</text:p>
                          <text:list>
                            <text:list-item>
                              <text:p text:style-name="P61">第二個個體 有機率造成，第一個個體（反而）想站起來。</text:p>
                              <text:list>
                                <text:list-item>
                                  <text:p text:style-name="P61">在 該過程，第一個個體 有機率 掙扎、反抗、暴力、勞累、沮喪。</text:p>
                                </text:list-item>
                                <text:list-item>
                                  <text:p text:style-name="P62">在 該過程，第二個個體 有機率 憤怒、驚恐、暴力、勞累、沮喪。</text:p>
                                </text:list-item>
                                <text:list-item>
                                  <text:p text:style-name="P61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3">第二個個體 有機率阻止，第一個個體 站起來。</text:p>
                              <text:list>
                                <text:list-item>
                                  <text:p text:style-name="P64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5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假定，第三個個體 告訴 第一個個體 不要站起來、不要站起來的原因。</text:p>
                      <text:list>
                        <text:list-item>
                          <text:p text:style-name="P59">第一個個體 有機率不站起來、繼續坐在椅子上。</text:p>
                        </text:list-item>
                        <text:list-item>
                          <text:p text:style-name="P59">第三個個體 有機率沒有 行動失調的 現象。</text:p>
                        </text:list-item>
                        <text:list-item>
                          <text:p text:style-name="P59">假定，第三個個體 語焉不詳、當謎語人、詞不達意。</text:p>
                          <text:list>
                            <text:list-item>
                              <text:p text:style-name="P59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第二個個體沒有阻止、第三個個體沒有告訴。</text:p>
                      <text:list>
                        <text:list-item>
                          <text:p text:style-name="P66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認知失調、決策失調。</text:p>
              <text:list>
                <text:list-item>
                  <text:p text:style-name="P67">認定 <text:span text:style-name="T22">↔</text:span><text:span text:style-name="T27">（決策的）目標</text:span>。</text:p>
                </text:list-item>
                <text:list-item>
                  <text:p text:style-name="P68">知道 <text:span text:style-name="T22">↔</text:span><text:span text:style-name="T27">（決策 當中、之後 產生的）結果</text:span>。</text:p>
                </text:list-item>
                <text:list-item>
                  <text:p text:style-name="P68">思想失調、決策失調、行動失調。</text:p>
                  <text:list>
                    <text:list-item>
                      <text:p text:style-name="P69">思想失調 <text:span text:style-name="T22">↔</text:span> 認知失調、認知偏誤。</text:p>
                    </text:list-item>
                    <text:list-item>
                      <text:p text:style-name="P69">決策失調 <text:span text:style-name="T22">↔</text:span> 選擇失調、沉沒成本。</text:p>
                    </text:list-item>
                    <text:list-item>
                      <text:p text:style-name="P69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0">安全。</text:p>
              <text:list>
                <text:list-item>
                  <text:p text:style-name="P9">越是認定 安全<text:span text:style-name="T9">、有隱私、不被控制</text:span>，越是 不安全<text:span text:style-name="T9">、沒有隱私、容易控制</text:span>。</text:p>
                  <text:list>
                    <text:list-item>
                      <text:p text:style-name="P70">某一特定個體 越是認定（自己、其他個體）安全，（自己、其他個體）越是實際 不安全。</text:p>
                    </text:list-item>
                    <text:list-item>
                      <text:p text:style-name="P80">明顯例子，假定，某一特定個體 使<text:span text:style-name="T5">用 HTTPS（加密連線）</text:span>。</text:p>
                      <text:list>
                        <text:list-item>
                          <text:p text:style-name="P80">該個體<text:span text:style-name="T19"> 有機率認定，自己 很安全、非常安全、很有隱私</text:span>。</text:p>
                        </text:list-item>
                        <text:list-item>
                          <text:p text:style-name="P80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1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2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2">明顯例子，假定，某一特定個體 使<text:span text:style-name="T5">用 意識</text:span>。</text:p>
                      <text:list>
                        <text:list-item>
                          <text:p text:style-name="P82">該個體<text:span text:style-name="T19"> 有機率認定，自己 很安全、非常安全、很有隱私</text:span>。</text:p>
                        </text:list-item>
                        <text:list-item>
                          <text:p text:style-name="P82"><text:span text:style-name="T19">該個體 有機率（隨心所欲的、毫無底線的）思想、思考、想像</text:span>。</text:p>
                        </text:list-item>
                        <text:list-item>
                          <text:p text:style-name="P83"><text:span text:style-name="T19">該個體 有機率 不認為、沒有想到，其他個體 能夠 心靈感應、催眠、精神控制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4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4">認定安全、實際安全（在 直角座標系）有機率是<text:span text:style-name="T5"> U字</text:span>形。<text:span text:style-name="T26">{（水平軸 是 認定安全軸）（垂直軸 是 實際安全軸）}</text:span></text:p>
                  <text:list>
                    <text:list-item>
                      <text:p text:style-name="P84">越不適當的 認定安全，越實際 不安全。</text:p>
                    </text:list-item>
                    <text:list-item>
                      <text:p text:style-name="P84">越適當的 認定安全，越實際的 安全。</text:p>
                    </text:list-item>
                    <text:list-item>
                      <text:p text:style-name="P84">越適當的、越不適當的 認定不安全，越實際 不安全。</text:p>
                      <text:list>
                        <text:list-item>
                          <text:p text:style-name="P84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4">正義 是 正確的 意義。</text:p>
              <text:list>
                <text:list-item>
                  <text:p text:style-name="P85">正義 是（自己 認定的）正確的 意義。</text:p>
                  <text:list>
                    <text:list-item>
                      <text:p text:style-name="P85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6">正義 是（自己 認定的）正確的 個體。</text:p>
                  <text:list>
                    <text:list-item>
                      <text:p text:style-name="P12"><text:span text:style-name="T9">（某一特定個體的）</text:span>正義 是<text:span text:style-name="T9">（該個體自己 認定的）</text:span>正確的 個體。</text:p>
                    </text:list-item>
                  </text:list>
                </text:list-item>
                <text:list-item>
                  <text:p text:style-name="P87">正義 是 在 某一特定 信念、投影世界觀 之內、之下，正確的 意義、個體、存在、變化。</text:p>
                  <text:list>
                    <text:list-item>
                      <text:p text:style-name="P88">（某一特定個體的）正義 是（該個體 認定的）正確的 投影世界觀、信念、認定、發現。</text:p>
                      <text:list>
                        <text:list-item>
                          <text:p text:style-name="P89">正義 是（自己 認定的）思想正常、決策正常、行動正常。</text:p>
                        </text:list-item>
                        <text:list-item>
                          <text:p text:style-name="P89">（某一特定個體的）正義 是（該個體 認定的）思想正常、決策正常、行動正常。</text:p>
                          <text:list>
                            <text:list-item>
                              <text:p text:style-name="P90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維持正義 是 把 個體 維持在（自己 認定的）正確的 個體。</text:p>
              <text:list>
                <text:list-item>
                  <text:p text:style-name="P13">維持正義 是<text:span text:style-name="T9">，把 某一特定個體 </text:span>維持<text:span text:style-name="T9">在、保持在、慣性在，</text:span>正確的<text:span text:style-name="T9"> 該</text:span>個體。</text:p>
                </text:list-item>
                <text:list-item>
                  <text:p text:style-name="P90">維持正義 是把 某一特定個體 維持在 自己的 投影世界觀、信念、認定、發現。</text:p>
                  <text:list>
                    <text:list-item>
                      <text:p text:style-name="P136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  <text:list-item>
                  <text:p text:style-name="P136">抽象描述，維持正義 是 把（某一特定 信念、投影世界觀 之內、之下）的 已經（完全）存在（、已知）的 某一特定 意義、個體、存在、變化，維持在、保持在、慣性在（該信念、該投影世界觀 之內、之下）已經（完全）存在（、已知）的 意義、個體、存在、變化。</text:p>
                  <text:list>
                    <text:list-item>
                      <text:p text:style-name="P138">抽象例子，內捲。</text:p>
                    </text:list-item>
                  </text:list>
                </text:list-item>
              </text:list>
            </text:list-item>
            <text:list-item>
              <text:p text:style-name="P84">執行正義 是 校正成 正確的 意義。</text:p>
              <text:list>
                <text:list-item>
                  <text:p text:style-name="P91">執行正義 是 把 意義 校正成（自己 認定的）正確的 意義。</text:p>
                  <text:list>
                    <text:list-item>
                      <text:p text:style-name="P91">執行正義 是，把 某一特定意義 校正成、修改成、塑造成，正確的 該意義。</text:p>
                    </text:list-item>
                    <text:list-item>
                      <text:p text:style-name="P84">（對 某一特定個體）執行正義、正義制裁 是（對 該個體的 意義）校正成 正確的 意義。</text:p>
                    </text:list-item>
                    <text:list-item>
                      <text:p text:style-name="P92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3">執行正義 是 把 個體 校正成（自己 認定的）正確的 個體。</text:p>
                  <text:list>
                    <text:list-item>
                      <text:p text:style-name="P14">執行正義 是<text:span text:style-name="T9">，把 某一特定個體 校正成、</text:span>修改成<text:span text:style-name="T9">、塑造成、消失成，</text:span>正確的<text:span text:style-name="T9"> 該</text:span>個體。</text:p>
                      <text:list>
                        <text:list-item>
                          <text:p text:style-name="P92">消失成 正確的 該個體 的 明顯例子，某一特定個體 不存在（本身）（就）是 正義。</text:p>
                        </text:list-item>
                        <text:list-item>
                          <text:p text:style-name="P94">消失成 正確的 該個體 的 明顯例子，某一特定個體 存在（本身）（就）是 不正義。</text:p>
                          <text:list>
                            <text:list-item>
                              <text:p text:style-name="P95">明顯例子，假定，某一特定個體 發現 <text:span text:style-name="T30">√</text:span><text:span text:style-name="T8">2</text:span>。</text:p>
                              <text:list>
                                <text:list-item>
                                  <text:p text:style-name="P95">其他個體 有機率認定，<text:span text:style-name="T30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5">其他個體 有機率認定，該個體的 發現 存在（本身）（就）是 不正義。</text:p>
                                </text:list-item>
                                <text:list-item>
                                  <text:p text:style-name="P95">其他個體 有機率認定，該個體 存在（本身）（就）是 不正義。</text:p>
                                </text:list-item>
                                <text:list-item>
                                  <text:p text:style-name="P96">其他個體 有機率無法消失 <text:span text:style-name="T30">√</text:span><text:span text:style-name="T8">2</text:span>。</text:p>
                                </text:list-item>
                                <text:list-item>
                                  <text:p text:style-name="P96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7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98">執行正義 是把 其他個體 校正成、修改成、塑造成 自己的 投影世界觀、信念、認定、發現。</text:p>
                  <text:list>
                    <text:list-item>
                      <text:p text:style-name="P99">執行正義 是把 其他個體 契合於、邏輯自洽於 自己的 投影世界觀、信念、認定、發現。</text:p>
                    </text:list-item>
                    <text:list-item>
                      <text:p text:style-name="P100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37">抽象描述，執行正義 是 把（某一特定 信念、投影世界觀 之外、之上）的 還沒（完全）存在（、已知）的 某一特定 意義、個體、存在、變化，校正成、修改成（該信念、該投影世界觀 之內、之下）已經（完全）存在（、已知）的 意義、個體、存在、變化。</text:p>
                      <text:list>
                        <text:list-item>
                          <text:p text:style-name="P101">抽象例子，削足適履。</text:p>
                        </text:list-item>
                      </text:list>
                    </text:list-item>
                    <text:list-item>
                      <text:p text:style-name="P101">假定，第一個個體 讓（在第二個個體的 信念、投影世界觀 之外的）某一特定個體 存在。</text:p>
                      <text:list>
                        <text:list-item>
                          <text:p text:style-name="P102">第二個個體 有機率認定，第一個個體、該個體 不正義。</text:p>
                          <text:list>
                            <text:list-item>
                              <text:p text:style-name="P102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1">第二個個體 有機率執行正義 第一個個體、該個體。</text:p>
                          <text:list>
                            <text:list-item>
                              <text:p text:style-name="P101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3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4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5">明顯例子，指鹿為馬。</text:p>
                  <text:list>
                    <text:list-item>
                      <text:p text:style-name="P106">鹿 <text:span text:style-name="T24">↔</text:span><text:span text:style-name="T31"> 真實世界、</text:span>（觀測到的、感測到的）世界、（觀測到的、感測到的）其他個體。</text:p>
                    </text:list-item>
                    <text:list-item>
                      <text:p text:style-name="P106">馬 <text:span text:style-name="T24">↔</text:span><text:span text:style-name="T31"> </text:span>自己的 投影世界觀、信念、認定、發現。</text:p>
                      <text:list>
                        <text:list-item>
                          <text:p text:style-name="P107">讓 真實世界<text:span text:style-name="T31">、</text:span>（觀測到的）世界 契合於（自己的）投影世界觀、信念、認定、發現。</text:p>
                        </text:list-item>
                        <text:list-item>
                          <text:p text:style-name="P108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6">明顯例子，指鹿為馬。</text:p>
                  <text:list>
                    <text:list-item>
                      <text:p text:style-name="P106">鹿 <text:span text:style-name="T24">↔</text:span><text:span text:style-name="T31"> 客觀</text:span>。</text:p>
                    </text:list-item>
                    <text:list-item>
                      <text:p text:style-name="P109">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9">明顯例子，指馬為馬。</text:p>
                  <text:list>
                    <text:list-item>
                      <text:p text:style-name="P110">第一個馬 <text:span text:style-name="T24">↔</text:span><text:span text:style-name="T31"> 客觀</text:span>。</text:p>
                    </text:list-item>
                    <text:list-item>
                      <text:p text:style-name="P110">第二個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9">明顯例子，指 某一特定動物 為 馬。</text:p>
                  <text:list>
                    <text:list-item>
                      <text:p text:style-name="P109">數量型正義、數量型執行正義。</text:p>
                      <text:list>
                        <text:list-item>
                          <text:p text:style-name="P109">假定，一大群 認定，該動物 是 馬。</text:p>
                          <text:list>
                            <text:list-item>
                              <text:p text:style-name="P109">假定，某一特定個體 認定，該動物 是 鹿。</text:p>
                            </text:list-item>
                            <text:list-item>
                              <text:p text:style-name="P109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09">假定，一大群 認定，馬（只有、只會、只能）吃 草。</text:p>
                          <text:list>
                            <text:list-item>
                              <text:p text:style-name="P109">假定，該動物 吃 肉。</text:p>
                            </text:list-item>
                            <text:list-item>
                              <text:p text:style-name="P109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19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1">社會型正義、社會型執行正義。</text:p>
                    </text:list-item>
                    <text:list-item>
                      <text:p text:style-name="P111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2">明顯例子。</text:p>
              <text:list>
                <text:list-item>
                  <text:p text:style-name="P113">假定，第一個個體的 投影世界觀 是 天動說。</text:p>
                  <text:list>
                    <text:list-item>
                      <text:p text:style-name="P113">第一個個體 有機率認定，第一個個體 是 正義的化身、正義的存在。</text:p>
                    </text:list-item>
                    <text:list-item>
                      <text:p text:style-name="P84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3">假定，第二個個體的 投影世界觀 是 地動說。</text:p>
                  <text:list>
                    <text:list-item>
                      <text:p text:style-name="P113">第一個個體 有機率認定，第二個個體 是 不正義的化身、不正義的存在。</text:p>
                    </text:list-item>
                    <text:list-item>
                      <text:p text:style-name="P114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4">假定，第一個個體 審判、監禁、火刑 第二個個體。</text:p>
                  <text:list>
                    <text:list-item>
                      <text:p text:style-name="P115">第一個個體、其他個體 有機率認定，該審判、該監禁、該火刑 是 執行正義。</text:p>
                    </text:list-item>
                    <text:list-item>
                      <text:p text:style-name="P114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4">明顯例子。</text:p>
              <text:list>
                <text:list-item>
                  <text:p text:style-name="P116">假定，第一個個體的 信念 是 有神論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116">第一個個體 有機率認定，第一個個體的 信念 是 正義的 信念。</text:p>
                    </text:list-item>
                  </text:list>
                </text:list-item>
                <text:list-item>
                  <text:p text:style-name="P116">假定，第二個個體的 信念 是 無神論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6">假定，第一個個體 審判、監禁、火刑 第二個個體。</text:p>
                  <text:list>
                    <text:list-item>
                      <text:p text:style-name="P116">第一個個體、其他個體 有機率認定，該審判、該監禁、該火刑 是 執行正義。</text:p>
                    </text:list-item>
                    <text:list-item>
                      <text:p text:style-name="P118">第二個個體、其他個體 有機率認定，該審判、該監禁、該火刑 是 執行不正義。</text:p>
                    </text:list-item>
                    <text:list-item>
                      <text:p text:style-name="P116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4">明顯例子。</text:p>
              <text:list>
                <text:list-item>
                  <text:p text:style-name="P119">假定，第一個個體的 認定 是 皇帝是神的代理人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認定 是 正義的 認定。</text:p>
                    </text:list-item>
                  </text:list>
                </text:list-item>
                <text:list-item>
                  <text:p text:style-name="P119">假定，第二個個體的 認定 是 皇帝（只）是人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19">第一個個體 有機率認定，第二個個體的 認定 是 不正義的 認定。</text:p>
                    </text:list-item>
                  </text:list>
                </text:list-item>
                <text:list-item>
                  <text:p text:style-name="P117">假定，第一個個體 審判、監禁、酷刑 第二個個體。</text:p>
                  <text:list>
                    <text:list-item>
                      <text:p text:style-name="P120">第一個個體、其他個體 有機率認定，該審判、該監禁、該酷刑 是 執行正義。</text:p>
                    </text:list-item>
                    <text:list-item>
                      <text:p text:style-name="P121">第二個個體、其他個體 有機率認定，該審判、該監禁、該酷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 發現 數字只有整數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發現 是 正義的 發現。</text:p>
                    </text:list-item>
                  </text:list>
                </text:list-item>
                <text:list-item>
                  <text:p text:style-name="P123">假定，第二個個體 發現 <text:span text:style-name="T30">√</text:span><text:span text:style-name="T8">2</text:span>。</text:p>
                  <text:list>
                    <text:list-item>
                      <text:p text:style-name="P123">第一個個體 有機率認定，第二個個體 是 不正義的化身、不正義的存在。</text:p>
                    </text:list-item>
                    <text:list-item>
                      <text:p text:style-name="P124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4">假定，第一個個體 攻擊、傷害、浸水 第二個個體。</text:p>
                  <text:list>
                    <text:list-item>
                      <text:p text:style-name="P124">第一個個體、其他個體 有機率認定，該攻擊、該傷害、該浸水 是 執行正義。</text:p>
                    </text:list-item>
                    <text:list-item>
                      <text:p text:style-name="P121">第二個個體、其他個體 有機率認定，該攻擊、該傷害、該浸水 是 執行不正義。</text:p>
                    </text:list-item>
                    <text:list-item>
                      <text:p text:style-name="P125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5">明顯例子。</text:p>
              <text:list>
                <text:list-item>
                  <text:p text:style-name="P125">假定，某一特定個體的 信念、投影世界觀 認定，天鵝只有白色天鵝。</text:p>
                </text:list-item>
                <text:list-item>
                  <text:p text:style-name="P125">假定，該個體 發現 黑色天鵝。</text:p>
                  <text:list>
                    <text:list-item>
                      <text:p text:style-name="P125">該個體 有機率認定，該黑色天鵝 是 不正義的化身、不正義的存在。</text:p>
                    </text:list-item>
                    <text:list-item>
                      <text:p text:style-name="P125">該個體的 信念、投影世界觀 有機率 崩塌。</text:p>
                    </text:list-item>
                    <text:list-item>
                      <text:p text:style-name="P125">該個體 有機率為了 不改變（自己的）信念、投影世界觀 攻擊 該黑色天鵝。</text:p>
                      <text:list>
                        <text:list-item>
                          <text:p text:style-name="P126">該個體 有機率為了 維護、維持、強化（自己的）信念（本身）攻擊 該黑色天鵝。</text:p>
                        </text:list-item>
                        <text:list-item>
                          <text:p text:style-name="P125">該個體 有機率為了 維護、維持（自己的）投影世界觀（本身）攻擊 該黑色天鵝。</text:p>
                        </text:list-item>
                        <text:list-item>
                          <text:p text:style-name="P127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5">假定，該個體 攻擊、傷害、消失 該黑色天鵝。</text:p>
                  <text:list>
                    <text:list-item>
                      <text:p text:style-name="P125">該個體、其他個體 有機率認定，該攻擊、該傷害、該消失 是 執行正義。</text:p>
                    </text:list-item>
                    <text:list-item>
                      <text:p text:style-name="P121">該黑色天鵝、其他個體 有機率認定，該攻擊、該傷害、該消失 是 執行不正義。</text:p>
                    </text:list-item>
                    <text:list-item>
                      <text:p text:style-name="P128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古雅典人認定，蘇格拉底的 思想、決策、行動 有機率危害到 年輕人、古雅典的信仰。</text:p>
                  <text:list>
                    <text:list-item>
                      <text:p text:style-name="P129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30">假定，古雅典人 審判、監禁、處決 蘇格拉底。</text:p>
                  <text:list>
                    <text:list-item>
                      <text:p text:style-name="P131">古雅典人、其他個體 有機率認定，該審判、該監禁、該處決 是 執行正義。</text:p>
                    </text:list-item>
                    <text:list-item>
                      <text:p text:style-name="P121">蘇格拉底、其他個體 有機率認定，該審判、該監禁、該處決 是 執行不正義。</text:p>
                    </text:list-item>
                    <text:list-item>
                      <text:p text:style-name="P132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3">明顯例子。</text:p>
              <text:list>
                <text:list-item>
                  <text:p text:style-name="P133">假定，第一個個體 認定，第二個個體的 思想、決策、行動 有機率危害到 某一特定個體。</text:p>
                  <text:list>
                    <text:list-item>
                      <text:p text:style-name="P133">第一個個體 有機率認定，第二個個體 是 不正義的化身、不正義的存在。</text:p>
                    </text:list-item>
                    <text:list-item>
                      <text:p text:style-name="P134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4">假定，第一個個體 攻擊、傷害、消失 第二個個體。</text:p>
                  <text:list>
                    <text:list-item>
                      <text:p text:style-name="P133">第一個個體、其他個體 有機率認定，該攻擊、該傷害、該消失 是 執行正義。</text:p>
                    </text:list-item>
                    <text:list-item>
                      <text:p text:style-name="P121">第二個個體、其他個體 有機率認定，該攻擊、該傷害、該消失 是 執行不正義。</text:p>
                    </text:list-item>
                    <text:list-item>
                      <text:p text:style-name="P135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9:09:15.563000000</dc:date>
    <meta:editing-duration>P17DT2H53M33S</meta:editing-duration>
    <meta:editing-cycles>16164</meta:editing-cycles>
    <meta:document-statistic meta:table-count="0" meta:image-count="0" meta:object-count="0" meta:page-count="1" meta:paragraph-count="291" meta:word-count="7374" meta:character-count="8469" meta:non-whitespace-character-count="7675"/>
  </office:meta>
</office:document-meta>
</file>